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05f38" officeooo:paragraph-rsid="00005f38"/>
    </style:style>
    <style:style style:name="P2" style:family="paragraph" style:parent-style-name="Preformatted_20_Text">
      <style:text-properties officeooo:rsid="00023690" officeooo:paragraph-rsid="00023690"/>
    </style:style>
    <style:style style:name="P3" style:family="paragraph" style:parent-style-name="Preformatted_20_Text">
      <style:text-properties officeooo:rsid="00033a62" officeooo:paragraph-rsid="00033a62"/>
    </style:style>
    <style:style style:name="P4" style:family="paragraph" style:parent-style-name="Preformatted_20_Text">
      <style:text-properties officeooo:rsid="00033a62" officeooo:paragraph-rsid="00033a62"/>
    </style:style>
    <style:style style:name="P5" style:family="paragraph" style:parent-style-name="Preformatted_20_Text">
      <style:text-properties officeooo:rsid="00049148" officeooo:paragraph-rsid="00049148"/>
    </style:style>
    <style:style style:name="P6" style:family="paragraph" style:parent-style-name="Preformatted_20_Text">
      <style:text-properties officeooo:rsid="00049148" officeooo:paragraph-rsid="00081015"/>
    </style:style>
    <style:style style:name="P7" style:family="paragraph" style:parent-style-name="Preformatted_20_Text">
      <style:text-properties officeooo:rsid="00049148" officeooo:paragraph-rsid="00099408"/>
    </style:style>
    <style:style style:name="P8" style:family="paragraph" style:parent-style-name="Preformatted_20_Text">
      <style:text-properties officeooo:rsid="00099408" officeooo:paragraph-rsid="00099408"/>
    </style:style>
    <style:style style:name="P9" style:family="paragraph" style:parent-style-name="Preformatted_20_Text">
      <style:text-properties officeooo:rsid="000afdb3" officeooo:paragraph-rsid="000afdb3"/>
    </style:style>
    <style:style style:name="T1" style:family="text">
      <style:text-properties officeooo:rsid="00062a0f"/>
    </style:style>
    <style:style style:name="T2" style:family="text">
      <style:text-properties officeooo:rsid="00081015"/>
    </style:style>
    <style:style style:name="T3" style:family="text">
      <style:text-properties officeooo:rsid="000994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uname -a</text:p>
      <text:p text:style-name="P1"><text:tab/>Έκδοση Kernel: Linux version 5.15.0-53-generic</text:p>
      <text:p text:style-name="P1"><text:tab/>Έκδοση Λειτουργικού: Ubuntu 9.4.0-1ubuntu1~20.04.1</text:p>
      <text:p text:style-name="P1"/>
      <text:p text:style-name="P1"/>
      <text:p text:style-name="P1">lscpu:</text:p>
      <text:p text:style-name="P1"><text:s/><text:tab/>8 logical cores (threads)</text:p>
      <text:p text:style-name="P1"><text:tab/>4 physical cores</text:p>
      <text:p text:style-name="P1"><text:tab/>2.1GHz</text:p>
      <text:p text:style-name="P1"/>
      <text:p text:style-name="P1"/>
      <text:p text:style-name="P1"><text:tab/>L1d - 128KiB</text:p>
      <text:p text:style-name="P1"><text:tab/>L1i – 128KiB</text:p>
      <text:p text:style-name="P1"><text:tab/>L2 – 1MiB</text:p>
      <text:p text:style-name="P1"><text:tab/>L3 – 6MiB</text:p>
      <text:p text:style-name="P1"><text:tab/>RAM – 16.2GiB</text:p>
      <text:p text:style-name="P1"/>
      <text:p text:style-name="P1"/>
      <text:p text:style-name="P2">1.2.2 results</text:p>
      <text:p text:style-name="P1"><text:tab/>current time = 7068</text:p>
      <text:p text:style-name="P1"><text:tab/>current time = 7389</text:p>
      <text:p text:style-name="P1"><text:tab/>current time = 6567</text:p>
      <text:p text:style-name="P1"><text:tab/>current time = 7290</text:p>
      <text:p text:style-name="P1"><text:tab/>current time = 6857</text:p>
      <text:p text:style-name="P1"><text:tab/>current time = 7458</text:p>
      <text:p text:style-name="P1"><text:tab/>current time = 7185</text:p>
      <text:p text:style-name="P1"><text:tab/>current time = 6428</text:p>
      <text:p text:style-name="P1"><text:tab/>current time = 6589</text:p>
      <text:p text:style-name="P1"><text:tab/>current time = 6404</text:p>
      <text:p text:style-name="P1"/>
      <text:p text:style-name="P1"><text:tab/>mean time = 6923.5</text:p>
      <text:p text:style-name="P1"><text:tab/>max time = 7458</text:p>
      <text:p text:style-name="P1"><text:tab/>min time = 6404</text:p>
      <text:p text:style-name="P1"/>
      <text:p text:style-name="P1"/>
      <text:p text:style-name="P3">1.2.3</text:p>
      <text:p text:style-name="P3"><text:tab/>0 th loop</text:p>
      <text:p text:style-name="P3"><text:tab/>current time = 1734</text:p>
      <text:p text:style-name="P3"><text:tab/>1 th loop</text:p>
      <text:p text:style-name="P3"><text:tab/>current time = 1749</text:p>
      <text:p text:style-name="P3"><text:tab/>2 th loop</text:p>
      <text:p text:style-name="P3"><text:tab/>current time = 1806</text:p>
      <text:p text:style-name="P3"><text:tab/>3 th loop</text:p>
      <text:p text:style-name="P3"><text:tab/>current time = 1722</text:p>
      <text:p text:style-name="P3"><text:tab/>4 th loop</text:p>
      <text:p text:style-name="P3"><text:tab/>current time = 1845</text:p>
      <text:p text:style-name="P3"><text:tab/>5 th loop</text:p>
      <text:p text:style-name="P3"><text:tab/>current time = 1778</text:p>
      <text:p text:style-name="P3"><text:tab/>6 th loop</text:p>
      <text:p text:style-name="P3"><text:tab/>current time = 1830</text:p>
      <text:p text:style-name="P3"><text:tab/>7 th loop</text:p>
      <text:p text:style-name="P3"><text:tab/>current time = 1864</text:p>
      <text:p text:style-name="P3"><text:tab/>8 th loop</text:p>
      <text:p text:style-name="P3"><text:tab/>current time = 1755</text:p>
      <text:p text:style-name="P3"><text:tab/>9 th loop</text:p>
      <text:p text:style-name="P3"><text:tab/>current time = 2301</text:p>
      <text:p text:style-name="P3"/>
      <text:p text:style-name="P3"><text:tab/>mean time = 1838.4</text:p>
      <text:p text:style-name="P3"><text:tab/>max time = 2301</text:p>
      <text:p text:style-name="P3"><text:tab/>min time = 1722</text:p>
      <text:p text:style-name="P3"/>
      <text:p text:style-name="P3"/>
      <text:p text:style-name="P3"/>
      <text:p text:style-name="P3"><text:soft-page-break/></text:p>
      <text:p text:style-name="P5">1.2.4</text:p>
      <text:p text:style-name="P5"/>
      <text:p text:style-name="P8">gcd(144, 176) = 16 = max B</text:p>
      <text:p text:style-name="P5"><text:tab/>B = 1</text:p>
      <text:p text:style-name="P5"/>
      <text:p text:style-name="P5"><text:tab/><text:tab/>0 th loop</text:p>
      <text:p text:style-name="P5"><text:tab/><text:tab/>current time = 5126</text:p>
      <text:p text:style-name="P5"><text:tab/><text:tab/>1 th loop</text:p>
      <text:p text:style-name="P5"><text:tab/><text:tab/>current time = 5347</text:p>
      <text:p text:style-name="P5"><text:tab/><text:tab/>2 th loop</text:p>
      <text:p text:style-name="P5"><text:tab/><text:tab/>current time = 5869</text:p>
      <text:p text:style-name="P5"><text:tab/><text:tab/>3 th loop</text:p>
      <text:p text:style-name="P5"><text:tab/><text:tab/>current time = 5213</text:p>
      <text:p text:style-name="P5"><text:tab/><text:tab/>4 th loop</text:p>
      <text:p text:style-name="P5"><text:tab/><text:tab/>current time = 5532</text:p>
      <text:p text:style-name="P5"><text:tab/><text:tab/>5 th loop</text:p>
      <text:p text:style-name="P5"><text:tab/><text:tab/>current time = 5058</text:p>
      <text:p text:style-name="P5"><text:tab/><text:tab/>6 th loop</text:p>
      <text:p text:style-name="P5"><text:tab/><text:tab/>current time = 5082</text:p>
      <text:p text:style-name="P5"><text:tab/><text:tab/>7 th loop</text:p>
      <text:p text:style-name="P5"><text:tab/><text:tab/>current time = 5738</text:p>
      <text:p text:style-name="P5"><text:tab/><text:tab/>8 th loop</text:p>
      <text:p text:style-name="P5"><text:tab/><text:tab/>current time = 5369</text:p>
      <text:p text:style-name="P5"><text:tab/><text:tab/>9 th loop</text:p>
      <text:p text:style-name="P5"><text:tab/><text:tab/>current time = 5496</text:p>
      <text:p text:style-name="P5"/>
      <text:p text:style-name="P5"><text:tab/><text:tab/>mean time = 5383.0</text:p>
      <text:p text:style-name="P5"><text:tab/><text:tab/>max time = 5869</text:p>
      <text:p text:style-name="P5"><text:tab/><text:tab/>min time = 5058</text:p>
      <text:p text:style-name="P5"/>
      <text:p text:style-name="P5"/>
      <text:p text:style-name="P5"><text:tab/><text:span text:style-name="T1">B = 2</text:span></text:p>
      <text:p text:style-name="P5"/>
      <text:p text:style-name="P5"><text:tab/><text:tab/>0 th loop</text:p>
      <text:p text:style-name="P5"><text:tab/><text:tab/>current time = 2660</text:p>
      <text:p text:style-name="P5"><text:tab/><text:tab/>1 th loop</text:p>
      <text:p text:style-name="P5"><text:tab/><text:tab/>current time = 2804</text:p>
      <text:p text:style-name="P5"><text:tab/><text:tab/>2 th loop</text:p>
      <text:p text:style-name="P5"><text:tab/><text:tab/>current time = 2716</text:p>
      <text:p text:style-name="P5"><text:tab/><text:tab/>3 th loop</text:p>
      <text:p text:style-name="P5"><text:tab/><text:tab/>current time = 2891</text:p>
      <text:p text:style-name="P5"><text:tab/><text:tab/>4 th loop</text:p>
      <text:p text:style-name="P5"><text:tab/><text:tab/>current time = 3070</text:p>
      <text:p text:style-name="P5"><text:tab/><text:tab/>5 th loop</text:p>
      <text:p text:style-name="P5"><text:tab/><text:tab/>current time = 2994</text:p>
      <text:p text:style-name="P5"><text:tab/><text:tab/>6 th loop</text:p>
      <text:p text:style-name="P5"><text:tab/><text:tab/>current time = 2876</text:p>
      <text:p text:style-name="P5"><text:tab/><text:tab/>7 th loop</text:p>
      <text:p text:style-name="P5"><text:tab/><text:tab/>current time = 2978</text:p>
      <text:p text:style-name="P5"><text:tab/><text:tab/>8 th loop</text:p>
      <text:p text:style-name="P5"><text:tab/><text:tab/>current time = 2688</text:p>
      <text:p text:style-name="P5"><text:tab/><text:tab/>9 th loop</text:p>
      <text:p text:style-name="P5"><text:tab/><text:tab/>current time = 2828</text:p>
      <text:p text:style-name="P5"><text:tab/><text:tab/></text:p>
      <text:p text:style-name="P5"><text:tab/><text:tab/>mean time = 2850.5</text:p>
      <text:p text:style-name="P5"><text:tab/><text:tab/>max time = 3070</text:p>
      <text:p text:style-name="P5"><text:tab/><text:tab/>min time = 2660</text:p>
      <text:p text:style-name="P5"/>
      <text:p text:style-name="P5"/>
      <text:p text:style-name="P6"><text:tab/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text:span text:style-name="T2"><text:tab/>B = 4</text:span></text:p>
      <text:p text:style-name="P5"><text:tab/><text:tab/></text:p>
      <text:p text:style-name="P5"><text:tab/><text:tab/>0 th loop</text:p>
      <text:p text:style-name="P5"><text:tab/><text:tab/>current time = 2303</text:p>
      <text:p text:style-name="P5"><text:tab/><text:tab/>1 th loop</text:p>
      <text:p text:style-name="P5"><text:tab/><text:tab/>current time = 2313</text:p>
      <text:p text:style-name="P5"><text:tab/><text:tab/>2 th loop</text:p>
      <text:p text:style-name="P5"><text:tab/><text:tab/>current time = 2422</text:p>
      <text:p text:style-name="P5"><text:tab/><text:tab/>3 th loop</text:p>
      <text:p text:style-name="P5"><text:tab/><text:tab/>current time = 2208</text:p>
      <text:p text:style-name="P5"><text:tab/><text:tab/>4 th loop</text:p>
      <text:p text:style-name="P5"><text:tab/><text:tab/>current time = 2499</text:p>
      <text:p text:style-name="P5"><text:tab/><text:tab/>5 th loop</text:p>
      <text:p text:style-name="P5"><text:tab/><text:tab/>current time = 2074</text:p>
      <text:p text:style-name="P5"><text:tab/><text:tab/>6 th loop</text:p>
      <text:p text:style-name="P5"><text:tab/><text:tab/>current time = 2261</text:p>
      <text:p text:style-name="P5"><text:tab/><text:tab/>7 th loop</text:p>
      <text:p text:style-name="P5"><text:tab/><text:tab/>current time = 2658</text:p>
      <text:p text:style-name="P5"><text:tab/><text:tab/>8 th loop</text:p>
      <text:p text:style-name="P5"><text:tab/><text:tab/>current time = 2073</text:p>
      <text:p text:style-name="P5"><text:tab/><text:tab/>9 th loop</text:p>
      <text:p text:style-name="P5"><text:tab/><text:tab/>current time = 2102</text:p>
      <text:p text:style-name="P5"/>
      <text:p text:style-name="P5"><text:tab/><text:tab/>mean time = 2291.3</text:p>
      <text:p text:style-name="P5"><text:tab/><text:tab/>max time = 2658</text:p>
      <text:p text:style-name="P5"><text:tab/><text:tab/>min time = 2073</text:p>
      <text:p text:style-name="P5"/>
      <text:p text:style-name="P5"/>
      <text:p text:style-name="P5"><text:tab/><text:span text:style-name="T3">B = 8</text:span></text:p>
      <text:p text:style-name="P5"/>
      <text:p text:style-name="P5"><text:tab/><text:tab/>0 th loop</text:p>
      <text:p text:style-name="P5"><text:tab/><text:tab/>current time = 2220</text:p>
      <text:p text:style-name="P5"><text:tab/><text:tab/>1 th loop</text:p>
      <text:p text:style-name="P5"><text:tab/><text:tab/>current time = 2149</text:p>
      <text:p text:style-name="P5"><text:tab/><text:tab/>2 th loop</text:p>
      <text:p text:style-name="P5"><text:tab/><text:tab/>current time = 1838</text:p>
      <text:p text:style-name="P5"><text:tab/><text:tab/>3 th loop</text:p>
      <text:p text:style-name="P5"><text:tab/><text:tab/>current time = 2208</text:p>
      <text:p text:style-name="P5"><text:tab/><text:tab/>4 th loop</text:p>
      <text:p text:style-name="P5"><text:tab/><text:tab/>current time = 1933</text:p>
      <text:p text:style-name="P5"><text:tab/><text:tab/>5 th loop</text:p>
      <text:p text:style-name="P5"><text:tab/><text:tab/>current time = 1874</text:p>
      <text:p text:style-name="P5"><text:tab/><text:tab/>6 th loop</text:p>
      <text:p text:style-name="P5"><text:tab/><text:tab/>current time = 2079</text:p>
      <text:p text:style-name="P5"><text:tab/><text:tab/>7 th loop</text:p>
      <text:p text:style-name="P5"><text:tab/><text:tab/>current time = 2028</text:p>
      <text:p text:style-name="P5"><text:tab/><text:tab/>8 th loop</text:p>
      <text:p text:style-name="P5"><text:tab/><text:tab/>current time = 1938</text:p>
      <text:p text:style-name="P5"><text:tab/><text:tab/>9 th loop</text:p>
      <text:p text:style-name="P5"><text:tab/><text:tab/>current time = 1889</text:p>
      <text:p text:style-name="P5"><text:tab/></text:p>
      <text:p text:style-name="P5"><text:tab/><text:tab/>mean time = 2015.6</text:p>
      <text:p text:style-name="P5"><text:tab/><text:tab/>max time = 2220</text:p>
      <text:p text:style-name="P5"><text:tab/><text:tab/>min time = 1838</text:p>
      <text:p text:style-name="P5"/>
      <text:p text:style-name="P7"><text:tab/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span text:style-name="T3"><text:tab/>B = 16</text:span></text:p>
      <text:p text:style-name="P5"/>
      <text:p text:style-name="P5"><text:tab/><text:tab/>0 th loop</text:p>
      <text:p text:style-name="P5"><text:tab/><text:tab/>current time = 1771</text:p>
      <text:p text:style-name="P5"><text:tab/><text:tab/>1 th loop</text:p>
      <text:p text:style-name="P5"><text:tab/><text:tab/>current time = 1744</text:p>
      <text:p text:style-name="P5"><text:tab/><text:tab/>2 th loop</text:p>
      <text:p text:style-name="P5"><text:tab/><text:tab/>current time = 1713</text:p>
      <text:p text:style-name="P5"><text:tab/><text:tab/>3 th loop</text:p>
      <text:p text:style-name="P5"><text:tab/><text:tab/>current time = 1811</text:p>
      <text:p text:style-name="P5"><text:tab/><text:tab/>4 th loop</text:p>
      <text:p text:style-name="P5"><text:tab/><text:tab/>current time = 1773</text:p>
      <text:p text:style-name="P5"><text:tab/><text:tab/>5 th loop</text:p>
      <text:p text:style-name="P5"><text:tab/><text:tab/>current time = 1862</text:p>
      <text:p text:style-name="P5"><text:tab/><text:tab/>6 th loop</text:p>
      <text:p text:style-name="P5"><text:tab/><text:tab/>current time = 1924</text:p>
      <text:p text:style-name="P5"><text:tab/><text:tab/>7 th loop</text:p>
      <text:p text:style-name="P5"><text:tab/><text:tab/>current time = 1790</text:p>
      <text:p text:style-name="P5"><text:tab/><text:tab/>8 th loop</text:p>
      <text:p text:style-name="P5"><text:tab/><text:tab/>current time = 1862</text:p>
      <text:p text:style-name="P5"><text:tab/><text:tab/>9 th loop</text:p>
      <text:p text:style-name="P5"><text:tab/><text:tab/>current time = 1894</text:p>
      <text:p text:style-name="P5"><text:tab/><text:tab/></text:p>
      <text:p text:style-name="P5"><text:tab/><text:tab/>mean time = 1814.4</text:p>
      <text:p text:style-name="P5"><text:tab/><text:tab/>max time = 1924</text:p>
      <text:p text:style-name="P5"><text:tab/><text:tab/>min time = 1713</text:p>
      <text:p text:style-name="P5"/>
      <text:p text:style-name="P5"/>
      <text:p text:style-name="P9">1.2.5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3T23:33:28.070417073</dc:date>
    <meta:editing-duration>PT2H36M4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4" meta:paragraph-count="179" meta:word-count="602" meta:character-count="2789" meta:non-whitespace-character-count="2065"/>
  </office:meta>
</office:document-meta>
</file>